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verdana" svg:font-family="verdana, helvetica, tahoma, arial, sans-serif"/>
    <style:font-face style:name="Times-Roman" svg:font-family="Times-Roman" style:font-family-generic="roman"/>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officeooo:paragraph-rsid="001f54ab"/>
    </style:style>
    <style:style style:name="P2"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paragraph-rsid="0024817d"/>
    </style:style>
    <style:style style:name="P5" style:family="paragraph" style:parent-style-name="Absatz_20__28_folgende_29_">
      <style:text-properties officeooo:paragraph-rsid="002daf3a"/>
    </style:style>
    <style:style style:name="P6" style:family="paragraph" style:parent-style-name="Absatz_20__28_folgende_29_">
      <style:text-properties officeooo:paragraph-rsid="00379ee4"/>
    </style:style>
    <style:style style:name="P7" style:family="paragraph" style:parent-style-name="Absatz_20__28_folgende_29_">
      <style:text-properties officeooo:paragraph-rsid="00393adc"/>
    </style:style>
    <style:style style:name="P8" style:family="paragraph" style:parent-style-name="Absatz_20__28_folgende_29_">
      <style:paragraph-properties fo:margin-left="0cm" fo:margin-right="8.999cm" fo:text-indent="0cm" style:auto-text-indent="false"/>
    </style:style>
    <style:style style:name="P9" style:family="paragraph" style:parent-style-name="Absatz_20__28_folgende_29_">
      <style:paragraph-properties fo:margin-left="0cm" fo:margin-right="8.999cm" fo:text-indent="0cm" style:auto-text-indent="false"/>
      <style:text-properties officeooo:paragraph-rsid="001f54ab"/>
    </style:style>
    <style:style style:name="P10" style:family="paragraph" style:parent-style-name="Absatz_20__28_folgende_29_">
      <style:paragraph-properties fo:margin-left="0cm" fo:margin-right="8.999cm" fo:text-indent="0cm" style:auto-text-indent="false"/>
      <style:text-properties officeooo:paragraph-rsid="002daf3a"/>
    </style:style>
    <style:style style:name="P11" style:family="paragraph" style:parent-style-name="Absatz_20__28_folgende_29_">
      <style:paragraph-properties fo:margin-left="0cm" fo:margin-right="8.999cm" fo:text-indent="0cm" style:auto-text-indent="false"/>
      <style:text-properties officeooo:paragraph-rsid="0031364f"/>
    </style:style>
    <style:style style:name="P12" style:family="paragraph" style:parent-style-name="Absatz_20__28_folgende_29_">
      <style:paragraph-properties fo:margin-left="0cm" fo:margin-right="8.999cm" fo:text-indent="0cm" style:auto-text-indent="false"/>
      <style:text-properties officeooo:paragraph-rsid="00371882"/>
    </style:style>
    <style:style style:name="P13"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Roman" fo:font-size="10pt" style:font-name-asian="Times-Roman" style:font-size-asian="10pt" style:font-name-complex="Times-Roman" style:font-size-complex="10pt"/>
    </style:style>
    <style:style style:name="P15" style:family="paragraph" style:parent-style-name="Standard">
      <style:text-properties officeooo:paragraph-rsid="00339670"/>
    </style:style>
    <style:style style:name="P16" style:family="paragraph" style:parent-style-name="Standard">
      <style:text-properties officeooo:paragraph-rsid="00379ee4"/>
    </style:style>
    <style:style style:name="P17" style:family="paragraph" style:parent-style-name="Standard">
      <style:text-properties fo:background-color="transparent"/>
    </style:style>
    <style:style style:name="P18" style:family="paragraph" style:parent-style-name="Title" style:master-page-name="Artikel">
      <style:paragraph-properties style:page-number="auto"/>
    </style:style>
    <style:style style:name="P19" style:family="paragraph" style:parent-style-name="Sektion">
      <style:text-properties officeooo:paragraph-rsid="001f54ab"/>
    </style:style>
    <style:style style:name="P20" style:family="paragraph" style:parent-style-name="Sektion">
      <style:text-properties officeooo:paragraph-rsid="0024817d"/>
    </style:style>
    <style:style style:name="P21" style:family="paragraph" style:parent-style-name="Sektion">
      <style:paragraph-properties fo:margin-left="0cm" fo:margin-right="8.999cm" fo:text-indent="0cm" style:auto-text-indent="false"/>
      <style:text-properties officeooo:paragraph-rsid="001f54ab"/>
    </style:style>
    <style:style style:name="P22" style:family="paragraph" style:parent-style-name="Abstract">
      <style:text-properties officeooo:paragraph-rsid="001d794e"/>
    </style:style>
    <style:style style:name="P23" style:family="paragraph" style:parent-style-name="Absatz_20__28_erster_29_">
      <style:text-properties officeooo:paragraph-rsid="001f54ab"/>
    </style:style>
    <style:style style:name="P24" style:family="paragraph" style:parent-style-name="Absatz_20__28_erster_29_">
      <style:text-properties officeooo:paragraph-rsid="001f54ab" fo:background-color="#ffff00"/>
    </style:style>
    <style:style style:name="P25" style:family="paragraph" style:parent-style-name="Absatz_20__28_erster_29_">
      <style:text-properties style:use-window-font-color="true" style:font-name="Times-Roman" fo:font-size="10pt" officeooo:paragraph-rsid="001f54ab" style:font-name-asian="Times-Roman" style:font-size-asian="10pt" style:font-name-complex="Times-Roman" style:font-size-complex="10pt"/>
    </style:style>
    <style:style style:name="P26"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27" style:family="paragraph" style:parent-style-name="Absatz_20__28_erster_29_" style:list-style-name="L1">
      <style:text-properties officeooo:paragraph-rsid="001f54ab"/>
    </style:style>
    <style:style style:name="P28" style:family="paragraph" style:parent-style-name="Absatz_20__28_erster_29_">
      <style:text-properties officeooo:paragraph-rsid="0022d655"/>
    </style:style>
    <style:style style:name="P29" style:family="paragraph" style:parent-style-name="Absatz_20__28_erster_29_">
      <style:text-properties officeooo:paragraph-rsid="0024817d"/>
    </style:style>
    <style:style style:name="P30" style:family="paragraph" style:parent-style-name="Absatz_20__28_erster_29_">
      <style:text-properties officeooo:paragraph-rsid="00339670"/>
    </style:style>
    <style:style style:name="P31" style:family="paragraph" style:parent-style-name="Absatz_20__28_erster_29_">
      <style:text-properties officeooo:paragraph-rsid="00371882"/>
    </style:style>
    <style:style style:name="T1" style:family="text">
      <style:text-properties style:font-name="Times New Roman" fo:font-size="12pt" fo:language="de" fo:country="DE" officeooo:rsid="001d794e" style:font-size-asian="10.5pt"/>
    </style:style>
    <style:style style:name="T2" style:family="text">
      <style:text-properties style:font-name="Times New Roman" fo:font-size="12pt" fo:language="de" fo:country="DE" officeooo:rsid="0022d655" style:font-size-asian="10.5pt"/>
    </style:style>
    <style:style style:name="T3" style:family="text">
      <style:text-properties style:font-name="Times New Roman" fo:font-size="10pt" fo:language="de" fo:country="DE" officeooo:rsid="001f54ab" fo:background-color="#ffff00" style:font-size-asian="10.5pt"/>
    </style:style>
    <style:style style:name="T4" style:family="text">
      <style:text-properties style:font-name="Times New Roman" fo:font-size="10pt" fo:language="de" fo:country="DE" officeooo:rsid="001f54ab" style:font-size-asian="10.5pt"/>
    </style:style>
    <style:style style:name="T5" style:family="text">
      <style:text-properties style:font-name="Times New Roman" fo:font-size="10pt" fo:language="de" fo:country="DE" officeooo:rsid="002d0074" style:font-size-asian="10.5pt"/>
    </style:style>
    <style:style style:name="T6" style:family="text">
      <style:text-properties style:font-name="Times New Roman" fo:font-size="10pt" fo:language="de" fo:country="DE" officeooo:rsid="002daf3a" style:font-size-asian="10.5pt"/>
    </style:style>
    <style:style style:name="T7" style:family="text">
      <style:text-properties style:font-name="Times New Roman" fo:font-size="10pt" fo:language="de" fo:country="DE" officeooo:rsid="00371882" style:font-size-asian="10.5pt"/>
    </style:style>
    <style:style style:name="T8" style:family="text">
      <style:text-properties style:font-name="Times New Roman" fo:font-size="10pt" fo:language="de" fo:country="DE" officeooo:rsid="00393adc" style:font-size-asian="10.5pt"/>
    </style:style>
    <style:style style:name="T9" style:family="text">
      <style:text-properties style:font-name="Times New Roman" fo:font-size="10pt" fo:language="de" fo:country="DE" officeooo:rsid="001f54ab" fo:background-color="#ff0000" style:font-size-asian="10.5pt"/>
    </style:style>
    <style:style style:name="T10" style:family="text">
      <style:text-properties officeooo:rsid="001f54ab"/>
    </style:style>
    <style:style style:name="T11" style:family="text">
      <style:text-properties style:use-window-font-color="true" style:font-name="Times-Roman" fo:font-size="10pt" officeooo:rsid="001f54ab" style:font-name-asian="Times-Roman" style:font-size-asian="10pt" style:font-name-complex="Times-Roman" style:font-size-complex="10pt"/>
    </style:style>
    <style:style style:name="T12"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13" style:family="text">
      <style:text-properties style:use-window-font-color="true" style:font-name="Times-Roman" fo:font-size="10pt" fo:language="de" fo:country="DE" officeooo:rsid="00371882" style:font-name-asian="Times-Roman" style:font-size-asian="10pt" style:font-name-complex="Times-Roman" style:font-size-complex="10pt"/>
    </style:style>
    <style:style style:name="T14" style:family="text">
      <style:text-properties fo:background-color="#9999ff"/>
    </style:style>
    <style:style style:name="T15" style:family="text">
      <style:text-properties officeooo:rsid="0022d655"/>
    </style:style>
    <style:style style:name="T16" style:family="text">
      <style:text-properties officeooo:rsid="00247b3f"/>
    </style:style>
    <style:style style:name="T17" style:family="text">
      <style:text-properties officeooo:rsid="0024817d"/>
    </style:style>
    <style:style style:name="T18" style:family="text">
      <style:text-properties officeooo:rsid="00251e4c"/>
    </style:style>
    <style:style style:name="T19" style:family="text">
      <style:text-properties officeooo:rsid="00251f4e"/>
    </style:style>
    <style:style style:name="T20" style:family="text">
      <style:text-properties fo:background-color="#ff0000"/>
    </style:style>
    <style:style style:name="T21" style:family="text">
      <style:text-properties officeooo:rsid="00251f4e" fo:background-color="#ff0000"/>
    </style:style>
    <style:style style:name="T22" style:family="text">
      <style:text-properties officeooo:rsid="001f54ab" fo:background-color="#ff0000"/>
    </style:style>
    <style:style style:name="T23" style:family="text">
      <style:text-properties officeooo:rsid="0026d383"/>
    </style:style>
    <style:style style:name="T24" style:family="text">
      <style:text-properties officeooo:rsid="00298b1b"/>
    </style:style>
    <style:style style:name="T25" style:family="text">
      <style:text-properties officeooo:rsid="00298b1b" fo:background-color="transparent"/>
    </style:style>
    <style:style style:name="T26" style:family="text">
      <style:text-properties officeooo:rsid="002daf3a"/>
    </style:style>
    <style:style style:name="T27" style:family="text">
      <style:text-properties officeooo:rsid="002e9608"/>
    </style:style>
    <style:style style:name="T28" style:family="text">
      <style:text-properties officeooo:rsid="00301471"/>
    </style:style>
    <style:style style:name="T29" style:family="text">
      <style:text-properties officeooo:rsid="0030bcf2"/>
    </style:style>
    <style:style style:name="T30" style:family="text">
      <style:text-properties officeooo:rsid="0031364f"/>
    </style:style>
    <style:style style:name="T31" style:family="text">
      <style:text-properties officeooo:rsid="00322624"/>
    </style:style>
    <style:style style:name="T32" style:family="text">
      <style:text-properties officeooo:rsid="00339670"/>
    </style:style>
    <style:style style:name="T33" style:family="text">
      <style:text-properties officeooo:rsid="0034764e" fo:background-color="#ff3333"/>
    </style:style>
    <style:style style:name="T34" style:family="text">
      <style:text-properties officeooo:rsid="00356d27"/>
    </style:style>
    <style:style style:name="T35" style:family="text">
      <style:text-properties officeooo:rsid="00371882"/>
    </style:style>
    <style:style style:name="T36"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37" style:family="text">
      <style:text-properties officeooo:rsid="00379ee4"/>
    </style:style>
    <style:style style:name="T38"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18"><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22"><text:span text:style-name="T1">I've heard more than once that hell will simply break loose if somebody uses the C# keyword "dynamic". Another interpretation of the same rule says that god will kill a kitten for each usage... and if I'm not that scared of the first one... </text:span><text:span text:style-name="T2">we're talking about cute </text:span><text:span text:style-name="T1">kittens </text:span><text:span text:style-name="T2">here!</text:span><text:span text:style-name="T1"> To be honest, since its introduction </text:span><text:span text:style-name="T2">in </text:span><text:span text:style-name="T1">2009 in the .NET Framework </text:span><text:span text:style-name="T2">4.0</text:span><text:span text:style-name="T1">, I tried to spare the lovely kittens </text:span><text:span text:style-name="T2">and religiously avoided using dynamics</text:span><text:span text:style-name="T1">... until last year. Since then, if those balls of fur really do get in trouble when I use dynamics ; well, I'm going to be in </text:span><text:span text:style-name="T2">real</text:span><text:span text:style-name="T1"> trouble with the PETA very soon.</text:span></text:p>
      <text:p text:style-name="P19"><text:span text:style-name="T10">Dynamics?</text:span></text:p>
      <text:p text:style-name="Absatz_20__28_folgende_29_"><text:span text:style-name="T10">Let's backtrack a little bit. C# is a statically typed language, so what's that „dynamic“ I'm talking about?</text:span></text:p>
      <text:p text:style-name="P23"><text:span text:style-name="T10"/></text:p>
      <text:p text:style-name="P23"><text:span text:style-name="T10">C# is indeed a statically typed language. The language expresses type restrictions that can be verified and validated at compile time. For example, the following code does not compile:</text:span></text:p>
      <text:p text:style-name="P23"><text:span text:style-name="T10"/></text:p>
      <text:p text:style-name="P24"><text:span text:style-name="T10">string lang = "C#";</text:span></text:p>
      <text:p text:style-name="P24"><text:span text:style-name="T10">lang++;</text:span></text:p>
      <text:p text:style-name="P23"><text:span text:style-name="T10"/></text:p>
      <text:p text:style-name="P28"><text:span text:style-name="T10">The compiler notices that the "++" operator cannot be applied to operands of type 'string' and </text:span><text:span text:style-name="T32">raises</text:span><text:span text:style-name="T10"> an error. Similarly, unless we define such an extension function, the following will not compile either:</text:span></text:p>
      <text:p text:style-name="P23"><text:span text:style-name="T10"/></text:p>
      <text:p text:style-name="P24"><text:span text:style-name="T10">int </text:span><text:span text:style-name="T32">The</text:span><text:span text:style-name="T10">Answer = 42;</text:span></text:p>
      <text:p text:style-name="P24"><text:span text:style-name="T32">The</text:span><text:span text:style-name="T10">Answer.ToUpper();</text:span></text:p>
      <text:p text:style-name="P23"><text:span text:style-name="T10"/></text:p>
      <text:p text:style-name="P30"><text:span text:style-name="T15">T</text:span><text:span text:style-name="T10">he compiler </text:span><text:span text:style-name="T16">cannot </text:span><text:span text:style-name="T10">find </text:span><text:span text:style-name="T16">the</text:span><text:span text:style-name="T10"> definition of a 'ToUpper' method accepting a first argument of type 'int'. </text:span></text:p>
      <text:p text:style-name="P30"><text:span text:style-name="T10"/></text:p>
      <text:p text:style-name="P30"><text:soft-page-break/><text:span text:style-name="T10">Now </text:span><text:span text:style-name="T32">let's </text:span><text:span text:style-name="T10">try replacing the 'string' and 'int' types with 'dynamic'. </text:span><text:span text:style-name="T32">Y</text:span><text:span text:style-name="T10">ou should notice the compiler instantly smiling back at you with no errors to notify. </text:span></text:p>
      <text:p text:style-name="P29"><text:span text:style-name="T10"/></text:p>
      <text:p text:style-name="P29"><text:span text:style-name="T10">With dynamic typing, the type-safety is determined at runtime. Thus, if the examples above compile, they will also spectacularly crash once you try to execute them.</text:span></text:p>
      <text:p text:style-name="P20"><text:span text:style-name="T17">Why do we have a "dynamic" keyword in C# then?</text:span></text:p>
      <text:p text:style-name="P4">Let's consider the following examples <text:span text:style-name="T32">described by Scott Hanselman on his blog</text:span> <text:span text:style-name="T20">[scotthanselmansblogpost]</text:span><text:span text:style-name="T17">:</text:span></text:p>
      <text:p text:style-name="P23"><text:span text:style-name="T10"/></text:p>
      <text:p text:style-name="P2">Calculator calc = GetCalculator();</text:p>
      <text:p text:style-name="P2">int sum = calc.Add(10, 20);</text:p>
      <text:p text:style-name="P1"><text:span text:style-name="T10"/></text:p>
      <text:p text:style-name="P15"><text:span text:style-name="T32">We define a calculator and call and Add function. Nothing to notify here. But w</text:span><text:span text:style-name="T10">hat about using the type 'object' instead of Calulator?</text:span></text:p>
      <text:p text:style-name="P15"><text:span text:style-name="T10"/></text:p>
      <text:p text:style-name="P15"><text:span text:style-name="T10">In this case, the compiler does not know that an "Add" function exists </text:span><text:span text:style-name="T32">and raises an error</text:span><text:span text:style-name="T10">. We have to use reflection </text:span><text:span text:style-name="T32">in order </text:span><text:span text:style-name="T10">to get to the member and invoke it:</text:span></text:p>
      <text:p text:style-name="P1"><text:span text:style-name="T10"/></text:p>
      <text:p text:style-name="P1"><text:span text:style-name="T3">object calc = GetCalculator();</text:span></text:p>
      <text:p text:style-name="P2">Type calcType = calc.GetType();</text:p>
      <text:p text:style-name="P2">object res = calcType.InvokeMember("Add", <text:tab/>BindingFlags.InvokeMethod, null, new object[] <text:tab/>{ 10, 20 });</text:p>
      <text:p text:style-name="P2">int sum = Convert.ToInt32(res);</text:p>
      <text:p text:style-name="P1"><text:span text:style-name="T10"/></text:p>
      <text:p text:style-name="P15"><text:span text:style-name="T32">This works, but the syntax is admitedly a bit less clean. </text:span>But t<text:span text:style-name="T10">he 'Add' function is there. So if we could bypass the compile time check, we know the application would behave fine at runtime. </text:span><text:span text:style-name="T32">This is exactly the promise of the dynamic</text:span><text:span text:style-name="T10">:</text:span></text:p>
      <text:p text:style-name="P1"><text:span text:style-name="T10"/></text:p>
      <text:p text:style-name="P2">dynamic calc = GetCalculator();</text:p>
      <text:p text:style-name="P2">int sum = calc.Add(10, 20);</text:p>
      <text:p text:style-name="P1"><text:span text:style-name="T10"/></text:p>
      <text:p text:style-name="P15"><text:span text:style-name="T32">The compiler accepts anything that comes after a dynamic object as long as it respects the C# syntax.</text:span></text:p>
      <text:p text:style-name="P15"><text:span text:style-name="T32"/></text:p>
      <text:p text:style-name="Standard"><text:span text:style-name="T10">In addition to losing the compile time type checks, using dynamics comes with another drawback (some might argue that it's actually an advantage): the compiler cannot infer what methods and properties you can use, and thus prevents the usage of a code completion tool like IntelliSense</text:span><text:span text:style-name="T19"> </text:span><text:span text:style-name="T21">[]</text:span><text:span text:style-name="T10">.</text:span></text:p>
      <text:p text:style-name="Absatz_20__28_folgende_29_"><text:soft-page-break/><text:span text:style-name="T10">I know what you're thinking: this is neither new nor really exciting so why bother writing an article about it? And you would be right if it stopped there. Dynamics can be very useful in interoperability cases but the use of that naked 'dynamic' keyword doesn't make much sense outside those boundaries.</text:span></text:p>
      <text:p text:style-name="P23"><text:span text:style-name="T10"/></text:p>
      <text:p text:style-name="P31"><text:span text:style-name="T10">Users of ASP.NET MVC </text:span><text:span text:style-name="T33">[]</text:span><text:span text:style-name="T10"> experienced a first use of that dynamic power under the </text:span><text:span text:style-name="T18">disguise</text:span><text:span text:style-name="T10"> of the 'ViewBag'. </text:span><text:span text:style-name="T34">And l</text:span><text:span text:style-name="T10">ately, some Frameworks or tools like </text:span><text:span text:style-name="T19">NancyFx </text:span><text:span text:style-name="T21">[]</text:span><text:span text:style-name="T19">, </text:span><text:span text:style-name="T10">Simple.Data</text:span><text:span text:style-name="T19"> </text:span><text:span text:style-name="T21">[]</text:span><text:span text:style-name="T10"> or Oak</text:span><text:span text:style-name="T19"> </text:span><text:span text:style-name="T21">[]</text:span><text:span text:style-name="T10"> started using dynamics publicly and extensively (poor kittens). So there seems </text:span><text:span text:style-name="T35">to be some cases where using those nasty dynamics can bring something to the equation</text:span><text:span text:style-name="T10">. </text:span></text:p>
      <text:p text:style-name="P31"><text:span text:style-name="T10"/></text:p>
      <text:p text:style-name="P31"><text:span text:style-name="T35">So l</text:span><text:span text:style-name="T10">et's digg deeper in those usages and structures.</text:span></text:p>
      <text:p text:style-name="P19"><text:span text:style-name="T10">DynamicObject</text:span></text:p>
      <text:p text:style-name="Absatz_20__28_folgende_29_"><text:span text:style-name="T10">The System.Dynamic.DynamicObject is the base class for all </text:span><text:span text:style-name="T35">the dynamic objects</text:span><text:span text:style-name="T10">. As described previously, a DynamicObject exposes members at run time instead of at compile time. Among others, it has three important functions that you can override:</text:span></text:p>
      <text:p text:style-name="P25"><text:span text:style-name="T10"/></text:p>
      <text:list xml:id="list4475912222187979739" text:style-name="L1">
        <text:list-item>
          <text:p text:style-name="P27"><text:span text:style-name="T11">TrySetMe</text:span><text:span text:style-name="T12">mber</text:span></text:p>
        </text:list-item>
        <text:list-item>
          <text:p text:style-name="P26">TryGetMember is called when a member of a dynamic class is requested and no arguments are specified</text:p>
        </text:list-item>
        <text:list-item>
          <text:p text:style-name="P27"><text:span text:style-name="T12">TryInvokeMember is called when a member of a dynamic class is requested with arguments</text:span></text:p>
        </text:list-item>
      </text:list>
      <text:p text:style-name="P1"><text:span text:style-name="T12"/></text:p>
      <text:p text:style-name="P12"><text:span text:style-name="T13">Combining those functions in a smart way is the key.</text:span></text:p>
      <text:p text:style-name="P19"><text:span text:style-name="T10">ExpandoObject</text:span></text:p>
      <text:p text:style-name="Absatz_20__28_folgende_29_"><text:span text:style-name="T10">The System.Dynamic.ExpandoObject represents an object whose members can be dynamically added and removed at run time.</text:span></text:p>
      <text:p text:style-name="P8"><text:span text:style-name="T35"/></text:p>
      <text:p text:style-name="P12"><text:span text:style-name="T35">Here's an example:</text:span></text:p>
      <text:p text:style-name="P1"><text:span text:style-name="T10"/></text:p>
      <text:p text:style-name="P3"><text:span text:style-name="T10">dynamic myExpando = new ExpandoObject();</text:span></text:p>
      <text:p text:style-name="P3"><text:span text:style-name="T10">myExpando.number = 10; //Add a property</text:span></text:p>
      <text:p text:style-name="P3"><text:span text:style-name="T10">myExpando.Increment = (Action)(() =&gt; <text:tab/>{ myExpando.number++; }); //Add a function</text:span></text:p>
      <text:p text:style-name="P3"><text:span text:style-name="T10">Console.WriteLine(</text:span><text:span text:style-name="T23">myExpando</text:span><text:span text:style-name="T10">.number); //Prints 10</text:span></text:p>
      <text:p text:style-name="P3"><text:span text:style-name="T10">sampleObject.Increment(); //Call the function</text:span></text:p>
      <text:p text:style-name="P3"><text:span text:style-name="T10">Console.WriteLine(</text:span><text:span text:style-name="T23">myExpando</text:span><text:span text:style-name="T10">.number); //Prints 11</text:span></text:p>
      <text:p text:style-name="P9"><text:span text:style-name="T10"/></text:p>
      <text:p text:style-name="P12"><text:span text:style-name="T35">Instead of Number or Increment, I could have used any string here. Thos</text:span><text:span text:style-name="T7">e properties and methods do not exist and are defined at runtime. </text:span><text:span text:style-name="T36">Internally Expando uses a </text:span><text:soft-page-break/><text:span text:style-name="T36">custom dictionary implementation to hold the dynamic properties you might add to your expandable object.</text:span></text:p>
      <text:p text:style-name="P13"/>
      <text:p text:style-name="Standard"><text:span text:style-name="T10">Note how I used 'dynamic' to declare „myExpando“. If I had used "ExpandoObject" or even "var", the object would then be statically typed and 'myExpando.number' would not compile anymore.</text:span></text:p>
      <text:p text:style-name="P1"><text:span text:style-name="T10"/></text:p>
      <text:p text:style-name="P16"><text:span text:style-name="T10">The ViewBag used in ASP.NET MVC is very similar in behavior to the ExpandoObject. As a matter of fact, </text:span><text:span text:style-name="T24">using them as a property-bag</text:span><text:span text:style-name="T10"> </text:span><text:span text:style-name="T24">is what comes to most people mind when they think about ExpandoObjects</text:span><text:span text:style-name="T10">. </text:span></text:p>
      <text:p text:style-name="P16"><text:span text:style-name="T10"/></text:p>
      <text:p text:style-name="P6"><text:span text:style-name="T10">Alexandra Rusina </text:span><text:span text:style-name="T24">explained in a blog post</text:span><text:span text:style-name="T10"> </text:span><text:span text:style-name="T22">[</text:span><text:a xlink:type="simple" xlink:href="http://blogs.msdn.com/b/csharpfaq/archive/2009/10/01/dynamic-in-c-4-0-introducing-the-expandoobject.aspx"><text:span text:style-name="T22">http://blogs.msdn.com/b/csharpfaq/archive/2009/10/01/dynamic-in-c-4-0-introducing-the-expandoobject.aspx</text:span></text:a><text:span text:style-name="T22">] </text:span><text:span text:style-name="T25">how it can</text:span><text:span text:style-name="T10"> simplify access to XML </text:span><text:span text:style-name="T24">structures</text:span><text:span text:style-name="T10">. </text:span><text:span text:style-name="T37">Basically when you have complex hierarchical objects like dictionaries in dictionaries, things start getting messy and the deeper the hierarchy, the uglier the code.</text:span><text:span text:style-name="T10"> </text:span><text:span text:style-name="T37">Via an imbrication of ExpandoObjects, one can re-create an XML like graph which is more compact, easier to manipulate and still use LINQ to Object mechanisms.</text:span></text:p>
      <text:p text:style-name="P16"><text:span text:style-name="T10"/></text:p>
      <text:p text:style-name="P17"><text:span text:style-name="T37">E</text:span><text:span text:style-name="T10">ven more interesting are the facts that the ExpandoObject also implements the INotifyPropertyChanged and can host events directly as properties. </text:span><text:span text:style-name="T37">This way, the object becomes observable and can be used in Databinding scenarios.</text:span></text:p>
      <text:p text:style-name="P19"><text:span text:style-name="T10">ElasticObject</text:span></text:p>
      <text:p text:style-name="P7"><text:span text:style-name="T4">The ElasticObject </text:span><text:span text:style-name="T9">[http://elasticobject.codeplex.com/]</text:span><text:span text:style-name="T4">, </text:span><text:span text:style-name="T5">i</text:span><text:span text:style-name="T4">s a</text:span><text:span text:style-name="T8">n </text:span><text:span text:style-name="T6">OpenSource, </text:span><text:span text:style-name="T4"><text:s/>smart cousin of the ExpandoObject</text:span><text:span text:style-name="T6">.</text:span></text:p>
      <text:p text:style-name="P5"><text:span text:style-name="T4"/></text:p>
      <text:p text:style-name="P10"><text:span text:style-name="T4">Wher</text:span><text:span text:style-name="T10">e the ExpandoObject supports only one level </text:span><text:span text:style-name="T26">of depth</text:span><text:span text:style-name="T10">, the ElasticObject supports the direct creation of hierarchical dynamic data structure and dynamic collections. It also supports direct </text:span><text:span text:style-name="T27">conversion from and </text:span><text:span text:style-name="T10">to XML.</text:span></text:p>
      <text:p text:style-name="P1"><text:span text:style-name="T10"/></text:p>
      <text:p text:style-name="P3"><text:span text:style-name="T10">//No need to define "Customer first"</text:span></text:p>
      <text:p text:style-name="P3"><text:span text:style-name="T10">customerBaseElastic.Customer.FirstName = "Bob";</text:span></text:p>
      <text:p text:style-name="P3"><text:span text:style-name="T10"/></text:p>
      <text:p text:style-name="P3"><text:span text:style-name="T10">var p1 = store.Products.Product(); //</text:span><text:span text:style-name="T28">F</text:span><text:span text:style-name="T10">actory</text:span></text:p>
      <text:p text:style-name="P3"><text:span text:style-name="T10">p1.Name = "Acme Floor Cleaner";</text:span></text:p>
      <text:p text:style-name="P3"><text:span text:style-name="T10">var p2 = store.Products.Product();</text:span></text:p>
      <text:p text:style-name="P3"><text:span text:style-name="T10">p1.Name = "Acme Bun";</text:span></text:p>
      <text:p text:style-name="P3"><text:span text:style-name="T10"/></text:p>
      <text:p text:style-name="P3"><text:span text:style-name="T10">//Elastic -&gt; XML</text:span></text:p>
      <text:p text:style-name="P3"><text:soft-page-break/><text:span text:style-name="T10">XElement element = store &gt; FormatType.XML;</text:span></text:p>
      <text:p text:style-name="P3"><text:span text:style-name="T10">//XML -&gt; Elastic</text:span></text:p>
      <text:p text:style-name="P3"><text:span text:style-name="T10">dynamic elasticStore = element.ToElastic();</text:span></text:p>
      <text:p text:style-name="P21"><text:span text:style-name="T10">Discoverability</text:span></text:p>
      <text:p text:style-name="Absatz_20__28_folgende_29_"><text:span text:style-name="T10">One </text:span><text:span text:style-name="T29">major drawback that one can oppose to the dynamics is the lack of discoverability. Designing an API is all about making clear to the user what he/she can use and what the API provides. Using Interfaces and well defined methods is one of the best practices there and the nature of the dynamic world renders that plain impossible.</text:span></text:p>
      <text:p text:style-name="P8"><text:span text:style-name="T29"/></text:p>
      <text:p text:style-name="P11"><text:span text:style-name="T30">Telling the user what is available is then a challenge. The frameworks using dynamics either have to rely on a cristal clear API or be able to cope with anything. </text:span><text:span text:style-name="T31">Let's observe a few examples.</text:span></text:p>
      <text:p text:style-name="P21"><text:span text:style-name="T10">NancyFx</text:span></text:p>
      <text:p text:style-name="P1"><text:span text:style-name="T10">Nancy is a Micro-Webframework. Its goal is to provide a lightweight and low-ceremony way of serving web pages (per opposition to ASP.NET MVC which tends to do everything and its contrary). Nancy is ready-to-go out of the box and can be extended when needed.</text:span></text:p>
      <text:p text:style-name="P1"><text:span text:style-name="T10"/></text:p>
      <text:p text:style-name="Standard"><text:span text:style-name="T10">When you define a "route", Nancy will capture parameters for you and serve them up using a dynamic object. For instance the route below will be activated for a HTTP-GET Request on the "/hello/bob" or "/hello/nancy" URIs. Nancy will then capture the "bob" and "nancy" parameters and pack them up in the dynamic dictionary represented by the variable "parameters".</text:span></text:p>
      <text:p text:style-name="P1"><text:span text:style-name="T10"/></text:p>
      <text:p text:style-name="P3"><text:span text:style-name="T10">Get["/hello/{name}"] = parameters =&gt; {</text:span></text:p>
      <text:p text:style-name="P3"><text:span text:style-name="T10"><text:s text:c="4"/>return "Hello " + parameters.name;</text:span></text:p>
      <text:p text:style-name="P3"><text:span text:style-name="T10">};</text:span></text:p>
      <text:p text:style-name="P1"><text:span text:style-name="T10"/></text:p>
      <text:p text:style-name="Standard"><text:span text:style-name="T10">This use of a dynamic is very smart. Nancy has many ways to capture parameters (query string, captured parameters &amp; body of the request) and can capture any kind of data, thus packing them in a dynamic object drastically reduces the complexity of the binding the framework has to offer. Furthermore, since the definition of the ".name" value and its usage are beside one another, there is no discoverability problem in this case. Still, it is not easy to see what's in the parameters variable ; you'd better know it once designing the application. For instance if a query string was also </text:span><text:soft-page-break/><text:span text:style-name="T10">passed "/hello/nancy?option=default", it is not easy to know that this "option" is also available.</text:span></text:p>
      <text:p text:style-name="P1"><text:span text:style-name="T10"/></text:p>
      <text:p text:style-name="Standard">Nancy<text:span text:style-name="T10"> also uses dynamics in the objects returned by the routes. #########</text:span></text:p>
      <text:p text:style-name="P21"><text:span text:style-name="T10">Oak's Gemini</text:span></text:p>
      <text:p text:style-name="P1"><text:span text:style-name="T10">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Among others, Oak makes heavy use of a self-written component called 'Gemini' that brings some capabilities of dynamic type systems to C#. A Gemini object is able to create properties on the fly, define functions and supports introspection. All in all, it could be seen as a cherry-picked subset of the Dynamic/Expando/Elastic-Objects with introspection on top.</text:span></text:p>
      <text:p text:style-name="P1"><text:span text:style-name="T10"/></text:p>
      <text:p text:style-name="Standard"><text:span text:style-name="T10">Again, it is for model-binding that Oak uses Gemini the most. For passing data in and out of his models from and toward the views. But also as a key component for accessing its databases, converting Json data and so on.</text:span></text:p>
      <text:p text:style-name="P21"><text:span text:style-name="T10">Simple.Data</text:span></text:p>
      <text:p text:style-name="P1"><text:span text:style-name="T10">Simple.Data takes another approach. Making an extensive use of the TryGetMember function, it allows the on-the-fly definition of Query-Like structures to manipulate Databases using a syntax much closer to human-language than any other query mean. For example, the following query (where "database" is a dynamic type) would produce a "SELECT * FROM Customers WHERE CustomerId = 3" query: "database.Customers.FindAllByCustomerId(3);". The strength of Simple.Data is to combine objects, commands and data in a very readable way.</text:span></text:p>
      <text:p text:style-name="P1"><text:span text:style-name="T10"/></text:p>
      <text:p text:style-name="Standard"><text:span text:style-name="T10">Most of Simple.Data's classes extend the DynamicObject and uses regexes to parse the called members in the TryGetMember functions. Providing a relatively small set of commands (Find, FindAllByXXX, OrderByXXX, Select, WithXXX, Where etc.) Simple.Data provides an extremely rich O/RM API without the hurdle of a mapping configuration and SQL statements.</text:span></text:p>
      <text:p text:style-name="P21"><text:soft-page-break/><text:span text:style-name="T10">Conclusion</text:span></text:p>
      <text:p text:style-name="P1"><text:span text:style-name="T10">We've seen a few interesting "alternative" usages.</text:span></text:p>
      <text:p text:style-name="Referenzen">Referenzen</text:p>
      <text:p text:style-name="Referenz"><text:span text:style-name="T14">[1] </text:span><text:span text:style-name="Name"><text:span text:style-name="T14">Moore, Gordon E.</text:span></text:span><text:span text:style-name="T14"> Cramming more components onto integrated circuits Electronics, Volume 38, Number 8, 19. April 1965, http://download.intel.com/research/silicon/moorespaper.pdf </text:span></text:p>
      <text:p text:style-name="Referenz"><text:span text:style-name="T14">[1] </text:span><text:span text:style-name="Name"><text:span text:style-name="T14">Wikipedia</text:span></text:span><text:span text:style-name="T14"> Zitat; http://de.wikipedia.org/wiki/Zitat</text:span></text:p>
      <text:p text:style-name="Referenz"><text:span text:style-name="T14">[2] </text:span><text:span text:style-name="Name"><text:span text:style-name="T14">Wirth, Niklaus</text:span></text:span><text:span text:style-name="T14"> A Plea for Lean Software, Computer, 28 (2), Februar 1995: pp. 64-68, http://doi.ieeecomputersociety.org/10.1109/2.348001, <text:line-break/>siehe auch http://cr.yp.to/bib/1995/wirth.pdf </text:span></text:p>
      <text:p text:style-name="Referenz"><text:span text:style-name="T14">[3] </text:span><text:span text:style-name="Name"><text:span text:style-name="T14">Name, Vorname; Name, Vornamen; Letzter-Name, Letzter Vorname</text:span></text:span><text:span text:style-name="T14"> Titel des Artikels oder Buchs</text:span></text:p>
      <text:p text:style-name="Literaturhinweis">Weiterführende Literatur</text:p>
      <text:p text:style-name="Literatur"><text:span text:style-name="Name"><text:span text:style-name="T14">Intel</text:span></text:span><text:span text:style-name="T14"> Moore’s Law http://www.intel.com/technology/mooreslaw/index.htm </text:span></text:p>
      <text:p text:style-name="Literatur"><text:span text:style-name="Name"><text:span text:style-name="T14">Wikipedia</text:span></text:span><text:span text:style-name="T14"> Moore'sches Gesetz http://de.wikipedia.org/wiki/Mooresches_Gesetz </text:span></text:p>
      <text:p text:style-name="Literatur"><text:span text:style-name="Name"><text:span text:style-name="T14">Wikipedia</text:span></text:span><text:span text:style-name="T14"> Wirth'sches Gesetz http://de.wikipedia.org/wiki/Wirthsches_Gesetz</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verdana" svg:font-family="verdana, helvetica, tahoma, arial, sans-serif"/>
    <style:font-face style:name="Times-Roman" svg:font-family="Times-Roman" style:font-family-generic="roman"/>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32</meta:editing-cycles>
    <meta:editing-duration>PT1H49M56S</meta:editing-duration>
    <dc:date>2013-06-28T16:03:43.28</dc:date>
    <dc:creator>Tim Bourguignon</dc:creator>
    <meta:document-statistic meta:table-count="0" meta:image-count="0" meta:object-count="0" meta:page-count="7" meta:paragraph-count="97" meta:word-count="1758" meta:character-count="11459" meta:non-whitespace-character-count="9783"/>
    <meta:user-defined meta:name="Info 1"/>
    <meta:user-defined meta:name="Info 2"/>
    <meta:user-defined meta:name="Info 3"/>
    <meta:user-defined meta:name="Info 4"/>
  </office:meta>
</office:document-meta>
</file>